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fill="solid" draw:fill-color="#eb613d" draw:textarea-horizontal-align="justify" draw:textarea-vertical-align="middle" draw:auto-grow-height="false" fo:min-height="0cm" fo:min-width="0cm" fo:wrap-option="no-wrap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indent="0cm"/>
    </style:style>
    <style:style style:name="P3" style:family="paragraph">
      <style:text-properties fo:font-size="44pt" fo:font-weight="bold"/>
    </style:style>
    <style:style style:name="T1" style:family="text">
      <style:text-properties fo:font-size="44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office:forms form:automatic-focus="false" form:apply-design-mode="false"/>
        <draw:custom-shape draw:style-name="gr1" draw:text-style-name="P1" draw:layer="layout" svg:width="3.5cm" svg:height="3.5cm" svg:x="0.5cm" svg:y="3cm">
          <text:p text:style-name="P1">100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" draw:text-style-name="P1" draw:layer="layout" svg:width="3.5cm" svg:height="3.5cm" svg:x="6cm" svg:y="3cm">
          <text:p text:style-name="P1">200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" draw:text-style-name="P1" draw:layer="layout" svg:width="3.5cm" svg:height="3.5cm" svg:x="11.5cm" svg:y="3cm">
          <text:p text:style-name="P1">HOLA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" draw:text-style-name="P1" draw:layer="layout" svg:width="3.5cm" svg:height="3.5cm" svg:x="17cm" svg:y="3cm">
          <text:p text:style-name="P1">300<text:line-break/>idUsuari<text:line-break/>portUDP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frame draw:style-name="gr2" draw:text-style-name="P3" draw:layer="layout" svg:width="14.049cm" svg:height="2.253cm" svg:x="4cm" svg:y="0cm">
          <draw:text-box>
            <text:p text:style-name="P2"><text:span text:style-name="T1">Tipus de missatge</text:span></text:p>
          </draw:text-box>
        </draw:frame>
        <draw:custom-shape draw:style-name="gr3" draw:text-style-name="P1" draw:layer="layout" svg:width="3.5cm" svg:height="1.5cm" svg:x="0.5cm" svg:y="7.5cm">
          <text:p text:style-name="P1">missatge OK</text:p>
          <draw:enhanced-geometry svg:viewBox="0 0 21600 21600" draw:text-areas="800 800 20800 20800" draw:type="round-rectangular-callout" draw:modifiers="10432.9048843188 -12749.900066622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1" draw:layer="layout" svg:width="3.5cm" svg:height="1.5cm" svg:x="5.5cm" svg:y="7.5cm">
          <text:p text:style-name="P1">missatge ERROR</text:p>
          <draw:enhanced-geometry svg:viewBox="0 0 21600 21600" draw:text-areas="800 800 20800 20800" draw:type="round-rectangular-callout" draw:modifiers="10432.9048843188 -12749.900066622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1" draw:layer="layout" svg:width="4.5cm" svg:height="1.5cm" svg:x="11cm" svg:y="7.5cm">
          <text:p text:style-name="P1">missatge Identificació</text:p>
          <draw:enhanced-geometry svg:viewBox="0 0 21600 21600" draw:text-areas="800 800 20800 20800" draw:type="round-rectangular-callout" draw:modifiers="8114.99666740724 -12721.119253830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1" draw:layer="layout" svg:width="3.5cm" svg:height="1.5cm" svg:x="17cm" svg:y="7.5cm">
          <text:p text:style-name="P1">missatge Registre</text:p>
          <draw:enhanced-geometry svg:viewBox="0 0 21600 21600" draw:text-areas="800 800 20800 20800" draw:type="round-rectangular-callout" draw:modifiers="10432.9048843188 -12749.900066622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" draw:text-style-name="P1" draw:layer="layout" svg:width="3.5cm" svg:height="3.5cm" svg:x="6.5cm" svg:y="11.5cm">
          <text:p text:style-name="P1">400<text:line-break/>idUsuari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" draw:text-style-name="P1" draw:layer="layout" svg:width="3.5cm" svg:height="2.5cm" svg:x="12.5cm" svg:y="12cm">
          <text:p text:style-name="P1">missatge Pregunta</text:p>
          <draw:enhanced-geometry svg:viewBox="0 0 21600 21600" draw:text-areas="800 800 20800 20800" draw:type="round-rectangular-callout" draw:modifiers="-13024.1645244216 13110.275889644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" draw:text-style-name="P1" draw:layer="layout" svg:width="3.5cm" svg:height="3.5cm" svg:x="0.5cm" svg:y="17.5cm">
          <text:p text:style-name="P1">500<text:line-break/>adreçaIP<text:line-break/>portUDP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" draw:text-style-name="P1" draw:layer="layout" svg:width="3.5cm" svg:height="3.5cm" svg:x="6cm" svg:y="17.5cm">
          <text:p text:style-name="P1">600<text:line-break/>missatge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" draw:text-style-name="P1" draw:layer="layout" svg:width="3.5cm" svg:height="3.5cm" svg:x="11.5cm" svg:y="17.5cm">
          <text:p text:style-name="P1">700<text:line-break/>missatge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" draw:text-style-name="P1" draw:layer="layout" svg:width="3.5cm" svg:height="3.5cm" svg:x="17cm" svg:y="17.5cm">
          <text:p text:style-name="P1">800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" draw:text-style-name="P1" draw:layer="layout" svg:width="3.5cm" svg:height="1.5cm" svg:x="0.5cm" svg:y="22cm">
          <text:p text:style-name="P1">missatge Resposta</text:p>
          <draw:enhanced-geometry svg:viewBox="0 0 21600 21600" draw:text-areas="800 800 20800 20800" draw:type="round-rectangular-callout" draw:modifiers="10432.9048843188 -12749.900066622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1" draw:layer="layout" svg:width="3.5cm" svg:height="1.5cm" svg:x="5.5cm" svg:y="22cm">
          <text:p text:style-name="P1">missatge Privat</text:p>
          <draw:enhanced-geometry svg:viewBox="0 0 21600 21600" draw:text-areas="800 800 20800 20800" draw:type="round-rectangular-callout" draw:modifiers="10432.9048843188 -12749.900066622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1" draw:layer="layout" svg:width="3.5cm" svg:height="1.5cm" svg:x="11cm" svg:y="22cm">
          <text:p text:style-name="P1">missatge Difusió</text:p>
          <draw:enhanced-geometry svg:viewBox="0 0 21600 21600" draw:text-areas="800 800 20800 20800" draw:type="round-rectangular-callout" draw:modifiers="10432.9048843188 -12692.338441039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1" draw:layer="layout" svg:width="3.5cm" svg:height="1.5cm" svg:x="17cm" svg:y="22cm">
          <text:p text:style-name="P1">missatge EXIT</text:p>
          <draw:enhanced-geometry svg:viewBox="0 0 21600 21600" draw:text-areas="800 800 20800 20800" draw:type="round-rectangular-callout" draw:modifiers="10432.9048843188 -12749.900066622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s" fo:country="ES" style:font-family-asian="'DejaVu Sans'" style:font-family-generic-asian="system" style:font-pitch-asian="variable" style:font-size-asian="24pt" style:language-asian="es" style:country-asian="ES" style:font-family-complex="'DejaVu Sans'" style:font-family-generic-complex="system" style:font-pitch-complex="variable" style:font-size-complex="24pt" style:language-complex="es" style:country-complex="E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creation-date>2007-04-03T10:58:48</meta:creation-date>
    <dc:date>2007-04-03T12:21:54</dc:date>
    <dc:language>es-ES</dc:language>
    <meta:editing-cycles>4</meta:editing-cycles>
    <meta:editing-duration>PT1H23M7S</meta:editing-duration>
    <meta:user-defined meta:name="Info 1"/>
    <meta:user-defined meta:name="Info 2"/>
    <meta:user-defined meta:name="Info 3"/>
    <meta:user-defined meta:name="Info 4"/>
    <meta:document-statistic meta:object-count="19"/>
  </office:meta>
</office:document-meta>
</file>